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ゴシック" svg:font-family="'ＭＳ ゴシック'" style:font-adornments="標準" style:font-family-generic="modern" style:font-pitch="fixed"/>
    <style:font-face style:name="游ゴシック" svg:font-family="游ゴシック" style:font-adornments="標準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ＭＳ ゴシック" fo:font-size="10pt" fo:language="fj" fo:country="FJ" style:font-name-asian="游ゴシック" style:font-size-asian="10pt" style:font-size-complex="10pt"/>
    </style:style>
    <style:style style:name="ce2" style:family="table-cell" style:parent-style-name="Default" style:data-style-name="N0">
      <style:text-properties style:use-window-font-color="true" style:font-name="ＭＳ ゴシック" fo:font-size="10pt" fo:language="fj" fo:country="FJ" style:font-name-asian="游ゴシック" style:font-size-asian="10pt" style:font-size-complex="10pt"/>
    </style:style>
    <style:style style:name="ce3" style:family="table-cell" style:parent-style-name="Default">
      <style:text-properties style:use-window-font-color="true" style:font-name="ＭＳ ゴシック" fo:font-size="10pt" fo:language="fj" fo:country="FJ" style:font-name-asian="游ゴシック" style:font-size-asian="10pt" style:language-asian="ja" style:country-asian="JP" style:font-name-complex="Yu Gothic" style:font-size-complex="10pt" style:language-complex="hi" style:country-complex="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フレームワーク設計における留意点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>
            <text:p>laravel方式設計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全体画面、ヘッダ画面、ツリー画面、詳細画面の存在を前提としたものであ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画面が参照権限のみであることを示す変数など、共通的に用いるクラス変数が定まっていること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レスポンシブルWEBデザインを想定してい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システム休止機能の存在を想定していること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共通クラス設計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コピー、削除、移動を共通化するこ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Bアクセスを共通化するこ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B登録時の新規番号取得を共通化す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ファイル入出力を共通化す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ログ出力を共通化す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上記以外の何らかの共通機能が明らかになった時に、追加することを想定していること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※スパイラル０１では、PG段階では上記の機能自体は必要ない　上記拡張ができるクラス構造、フォルダ構造であれば良い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ゴシック" svg:font-family="'ＭＳ ゴシック'" style:font-adornments="標準" style:font-family-generic="modern" style:font-pitch="fixed"/>
    <style:font-face style:name="游ゴシック" svg:font-family="游ゴシック" style:font-adornments="標準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2021/06/30</text:date>, <text:time>14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33S</meta:editing-duration>
    <meta:editing-cycles>4</meta:editing-cycles>
    <meta:generator>OpenOffice/4.1.10$Win32 OpenOffice.org_project/4110m2$Build-9807</meta:generator>
    <dc:date>2021-06-30T14:14:45.38</dc:date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